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46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Deaths wiki</text:p>
          </table:table-cell>
          <table:table-cell office:value-type="string">
            <text:p>deaths <text:a xlink:href="http://www.ons.gov.uk/">www.ons.gov.uk</text:a></text:p>
          </table:table-cell>
          <table:table-cell table:number-columns-repeated="2"/>
        </table:table-row>
        <table:table-row table:style-name="ro2">
          <table:table-cell office:value-type="float" office:value="1900">
            <text:p>1900</text:p>
          </table:table-cell>
          <table:table-cell table:number-columns-repeated="2" office:value-type="float" office:value="695867">
            <text:p>695867</text:p>
          </table:table-cell>
          <table:table-cell table:formula="of:=[.B2]-[.C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1">
            <text:p>1901</text:p>
          </table:table-cell>
          <table:table-cell table:number-columns-repeated="2" office:value-type="float" office:value="655646">
            <text:p>655646</text:p>
          </table:table-cell>
          <table:table-cell table:formula="of:=[.B3]-[.C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2">
            <text:p>1902</text:p>
          </table:table-cell>
          <table:table-cell table:number-columns-repeated="2" office:value-type="float" office:value="636650">
            <text:p>636650</text:p>
          </table:table-cell>
          <table:table-cell table:formula="of:=[.B4]-[.C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3">
            <text:p>1903</text:p>
          </table:table-cell>
          <table:table-cell table:number-columns-repeated="2" office:value-type="float" office:value="613726">
            <text:p>613726</text:p>
          </table:table-cell>
          <table:table-cell table:formula="of:=[.B5]-[.C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4">
            <text:p>1904</text:p>
          </table:table-cell>
          <table:table-cell table:number-columns-repeated="2" office:value-type="float" office:value="651301">
            <text:p>651301</text:p>
          </table:table-cell>
          <table:table-cell table:formula="of:=[.B6]-[.C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5">
            <text:p>1905</text:p>
          </table:table-cell>
          <table:table-cell table:number-columns-repeated="2" office:value-type="float" office:value="617516">
            <text:p>617516</text:p>
          </table:table-cell>
          <table:table-cell table:formula="of:=[.B7]-[.C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6">
            <text:p>1906</text:p>
          </table:table-cell>
          <table:table-cell table:number-columns-repeated="2" office:value-type="float" office:value="629955">
            <text:p>629955</text:p>
          </table:table-cell>
          <table:table-cell table:formula="of:=[.B8]-[.C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7">
            <text:p>1907</text:p>
          </table:table-cell>
          <table:table-cell table:number-columns-repeated="2" office:value-type="float" office:value="625271">
            <text:p>625271</text:p>
          </table:table-cell>
          <table:table-cell table:formula="of:=[.B9]-[.C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8">
            <text:p>1908</text:p>
          </table:table-cell>
          <table:table-cell table:number-columns-repeated="2" office:value-type="float" office:value="621427">
            <text:p>621427</text:p>
          </table:table-cell>
          <table:table-cell table:formula="of:=[.B10]-[.C1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9">
            <text:p>1909</text:p>
          </table:table-cell>
          <table:table-cell table:number-columns-repeated="2" office:value-type="float" office:value="614910">
            <text:p>614910</text:p>
          </table:table-cell>
          <table:table-cell table:formula="of:=[.B11]-[.C1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0">
            <text:p>1910</text:p>
          </table:table-cell>
          <table:table-cell table:number-columns-repeated="2" office:value-type="float" office:value="578091">
            <text:p>578091</text:p>
          </table:table-cell>
          <table:table-cell table:formula="of:=[.B12]-[.C1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620828">
            <text:p>620828</text:p>
          </table:table-cell>
          <table:table-cell office:value-type="float" office:value="620868">
            <text:p>620868</text:p>
          </table:table-cell>
          <table:table-cell table:formula="of:=[.B13]-[.C13]" office:value-type="float" office:value="-40">
            <text:p>-40</text:p>
          </table:table-cell>
          <table:table-cell table:formula="of:=[.D13]/[.C13]*100" office:value-type="float" office:value="-0.00644259327264411">
            <text:p>-0,0064425933</text:p>
          </table:table-cell>
        </table:table-row>
        <table:table-row table:style-name="ro2">
          <table:table-cell office:value-type="float" office:value="1912">
            <text:p>1912</text:p>
          </table:table-cell>
          <table:table-cell table:number-columns-repeated="2" office:value-type="float" office:value="580977">
            <text:p>580977</text:p>
          </table:table-cell>
          <table:table-cell table:formula="of:=[.B14]-[.C1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3">
            <text:p>1913</text:p>
          </table:table-cell>
          <table:table-cell table:number-columns-repeated="2" office:value-type="float" office:value="600554">
            <text:p>600554</text:p>
          </table:table-cell>
          <table:table-cell table:formula="of:=[.B15]-[.C1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4">
            <text:p>1914</text:p>
          </table:table-cell>
          <table:table-cell table:number-columns-repeated="2" office:value-type="float" office:value="611970">
            <text:p>611970</text:p>
          </table:table-cell>
          <table:table-cell table:formula="of:=[.B16]-[.C1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5">
            <text:p>1915</text:p>
          </table:table-cell>
          <table:table-cell table:number-columns-repeated="2" office:value-type="float" office:value="666322">
            <text:p>666322</text:p>
          </table:table-cell>
          <table:table-cell table:formula="of:=[.B17]-[.C1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6">
            <text:p>1916</text:p>
          </table:table-cell>
          <table:table-cell table:number-columns-repeated="2" office:value-type="float" office:value="599621">
            <text:p>599621</text:p>
          </table:table-cell>
          <table:table-cell table:formula="of:=[.B18]-[.C1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7">
            <text:p>1917</text:p>
          </table:table-cell>
          <table:table-cell table:number-columns-repeated="2" office:value-type="float" office:value="589416">
            <text:p>589416</text:p>
          </table:table-cell>
          <table:table-cell table:formula="of:=[.B19]-[.C1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8">
            <text:p>1918</text:p>
          </table:table-cell>
          <table:table-cell table:number-columns-repeated="2" office:value-type="float" office:value="715246">
            <text:p>715246</text:p>
          </table:table-cell>
          <table:table-cell table:formula="of:=[.B20]-[.C2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9">
            <text:p>1919</text:p>
          </table:table-cell>
          <table:table-cell table:number-columns-repeated="2" office:value-type="float" office:value="602188">
            <text:p>602188</text:p>
          </table:table-cell>
          <table:table-cell table:formula="of:=[.B21]-[.C2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0">
            <text:p>1920</text:p>
          </table:table-cell>
          <table:table-cell table:number-columns-repeated="2" office:value-type="float" office:value="555326">
            <text:p>555326</text:p>
          </table:table-cell>
          <table:table-cell table:formula="of:=[.B22]-[.C2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1">
            <text:p>1921</text:p>
          </table:table-cell>
          <table:table-cell table:number-columns-repeated="2" office:value-type="float" office:value="544140">
            <text:p>544140</text:p>
          </table:table-cell>
          <table:table-cell table:formula="of:=[.B23]-[.C2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2">
            <text:p>1922</text:p>
          </table:table-cell>
          <table:table-cell table:number-columns-repeated="2" office:value-type="float" office:value="579480">
            <text:p>579480</text:p>
          </table:table-cell>
          <table:table-cell table:formula="of:=[.B24]-[.C2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3">
            <text:p>1923</text:p>
          </table:table-cell>
          <table:table-cell table:number-columns-repeated="2" office:value-type="float" office:value="526858">
            <text:p>526858</text:p>
          </table:table-cell>
          <table:table-cell table:formula="of:=[.B25]-[.C2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4">
            <text:p>1924</text:p>
          </table:table-cell>
          <table:table-cell table:number-columns-repeated="2" office:value-type="float" office:value="563891">
            <text:p>563891</text:p>
          </table:table-cell>
          <table:table-cell table:formula="of:=[.B26]-[.C2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5">
            <text:p>1925</text:p>
          </table:table-cell>
          <table:table-cell table:number-columns-repeated="2" office:value-type="float" office:value="558132">
            <text:p>558132</text:p>
          </table:table-cell>
          <table:table-cell table:formula="of:=[.B27]-[.C2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6">
            <text:p>1926</text:p>
          </table:table-cell>
          <table:table-cell table:number-columns-repeated="2" office:value-type="float" office:value="536411">
            <text:p>536411</text:p>
          </table:table-cell>
          <table:table-cell table:formula="of:=[.B28]-[.C2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7">
            <text:p>1927</text:p>
          </table:table-cell>
          <table:table-cell table:number-columns-repeated="2" office:value-type="float" office:value="568655">
            <text:p>568655</text:p>
          </table:table-cell>
          <table:table-cell table:formula="of:=[.B29]-[.C2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8">
            <text:p>1928</text:p>
          </table:table-cell>
          <table:table-cell table:number-columns-repeated="2" office:value-type="float" office:value="543664">
            <text:p>543664</text:p>
          </table:table-cell>
          <table:table-cell table:formula="of:=[.B30]-[.C3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9">
            <text:p>1929</text:p>
          </table:table-cell>
          <table:table-cell table:number-columns-repeated="2" office:value-type="float" office:value="623231">
            <text:p>623231</text:p>
          </table:table-cell>
          <table:table-cell table:formula="of:=[.B31]-[.C3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0">
            <text:p>1930</text:p>
          </table:table-cell>
          <table:table-cell table:number-columns-repeated="2" office:value-type="float" office:value="536860">
            <text:p>536860</text:p>
          </table:table-cell>
          <table:table-cell table:formula="of:=[.B32]-[.C3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1">
            <text:p>1931</text:p>
          </table:table-cell>
          <table:table-cell table:number-columns-repeated="2" office:value-type="float" office:value="573908">
            <text:p>573908</text:p>
          </table:table-cell>
          <table:table-cell table:formula="of:=[.B33]-[.C3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2">
            <text:p>1932</text:p>
          </table:table-cell>
          <table:table-cell table:number-columns-repeated="2" office:value-type="float" office:value="567986">
            <text:p>567986</text:p>
          </table:table-cell>
          <table:table-cell table:formula="of:=[.B34]-[.C3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3">
            <text:p>1933</text:p>
          </table:table-cell>
          <table:table-cell table:number-columns-repeated="2" office:value-type="float" office:value="579467">
            <text:p>579467</text:p>
          </table:table-cell>
          <table:table-cell table:formula="of:=[.B35]-[.C3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4">
            <text:p>1934</text:p>
          </table:table-cell>
          <table:table-cell table:number-columns-repeated="2" office:value-type="float" office:value="558072">
            <text:p>558072</text:p>
          </table:table-cell>
          <table:table-cell table:formula="of:=[.B36]-[.C3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5">
            <text:p>1935</text:p>
          </table:table-cell>
          <table:table-cell table:number-columns-repeated="2" office:value-type="float" office:value="561324">
            <text:p>561324</text:p>
          </table:table-cell>
          <table:table-cell table:formula="of:=[.B37]-[.C3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6">
            <text:p>1936</text:p>
          </table:table-cell>
          <table:table-cell table:number-columns-repeated="2" office:value-type="float" office:value="580942">
            <text:p>580942</text:p>
          </table:table-cell>
          <table:table-cell table:formula="of:=[.B38]-[.C3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7">
            <text:p>1937</text:p>
          </table:table-cell>
          <table:table-cell table:number-columns-repeated="2" office:value-type="float" office:value="597798">
            <text:p>597798</text:p>
          </table:table-cell>
          <table:table-cell table:formula="of:=[.B39]-[.C3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8">
            <text:p>1938</text:p>
          </table:table-cell>
          <table:table-cell table:number-columns-repeated="2" office:value-type="float" office:value="559598">
            <text:p>559598</text:p>
          </table:table-cell>
          <table:table-cell table:formula="of:=[.B40]-[.C4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9">
            <text:p>1939</text:p>
          </table:table-cell>
          <table:table-cell table:number-columns-repeated="2" office:value-type="float" office:value="581857">
            <text:p>581857</text:p>
          </table:table-cell>
          <table:table-cell table:formula="of:=[.B41]-[.C4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0">
            <text:p>1940</text:p>
          </table:table-cell>
          <table:table-cell table:number-columns-repeated="2" office:value-type="float" office:value="673253">
            <text:p>673253</text:p>
          </table:table-cell>
          <table:table-cell table:formula="of:=[.B42]-[.C4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1">
            <text:p>1941</text:p>
          </table:table-cell>
          <table:table-cell table:number-columns-repeated="2" office:value-type="float" office:value="627378">
            <text:p>627378</text:p>
          </table:table-cell>
          <table:table-cell table:formula="of:=[.B43]-[.C4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2">
            <text:p>1942</text:p>
          </table:table-cell>
          <table:table-cell table:number-columns-repeated="2" office:value-type="float" office:value="562356">
            <text:p>562356</text:p>
          </table:table-cell>
          <table:table-cell table:formula="of:=[.B44]-[.C4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3">
            <text:p>1943</text:p>
          </table:table-cell>
          <table:table-cell table:number-columns-repeated="2" office:value-type="float" office:value="585582">
            <text:p>585582</text:p>
          </table:table-cell>
          <table:table-cell table:formula="of:=[.B45]-[.C4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4">
            <text:p>1944</text:p>
          </table:table-cell>
          <table:table-cell table:number-columns-repeated="2" office:value-type="float" office:value="573570">
            <text:p>573570</text:p>
          </table:table-cell>
          <table:table-cell table:formula="of:=[.B46]-[.C4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5">
            <text:p>1945</text:p>
          </table:table-cell>
          <table:table-cell table:number-columns-repeated="2" office:value-type="float" office:value="567027">
            <text:p>567027</text:p>
          </table:table-cell>
          <table:table-cell table:formula="of:=[.B47]-[.C4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6">
            <text:p>1946</text:p>
          </table:table-cell>
          <table:table-cell table:number-columns-repeated="2" office:value-type="float" office:value="573361">
            <text:p>573361</text:p>
          </table:table-cell>
          <table:table-cell table:formula="of:=[.B48]-[.C4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7">
            <text:p>1947</text:p>
          </table:table-cell>
          <table:table-cell table:number-columns-repeated="2" office:value-type="float" office:value="600728">
            <text:p>600728</text:p>
          </table:table-cell>
          <table:table-cell table:formula="of:=[.B49]-[.C4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8">
            <text:p>1948</text:p>
          </table:table-cell>
          <table:table-cell table:number-columns-repeated="2" office:value-type="float" office:value="546002">
            <text:p>546002</text:p>
          </table:table-cell>
          <table:table-cell table:formula="of:=[.B50]-[.C5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9">
            <text:p>1949</text:p>
          </table:table-cell>
          <table:table-cell table:number-columns-repeated="2" office:value-type="float" office:value="589876">
            <text:p>589876</text:p>
          </table:table-cell>
          <table:table-cell table:formula="of:=[.B51]-[.C5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0">
            <text:p>1950</text:p>
          </table:table-cell>
          <table:table-cell table:number-columns-repeated="2" office:value-type="float" office:value="590136">
            <text:p>590136</text:p>
          </table:table-cell>
          <table:table-cell table:formula="of:=[.B52]-[.C5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1">
            <text:p>1951</text:p>
          </table:table-cell>
          <table:table-cell table:number-columns-repeated="2" office:value-type="float" office:value="632786">
            <text:p>632786</text:p>
          </table:table-cell>
          <table:table-cell table:formula="of:=[.B53]-[.C5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2">
            <text:p>1952</text:p>
          </table:table-cell>
          <table:table-cell table:number-columns-repeated="2" office:value-type="float" office:value="573806">
            <text:p>573806</text:p>
          </table:table-cell>
          <table:table-cell table:formula="of:=[.B54]-[.C5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3">
            <text:p>1953</text:p>
          </table:table-cell>
          <table:table-cell table:number-columns-repeated="2" office:value-type="float" office:value="577220">
            <text:p>577220</text:p>
          </table:table-cell>
          <table:table-cell table:formula="of:=[.B55]-[.C5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4">
            <text:p>1954</text:p>
          </table:table-cell>
          <table:table-cell table:number-columns-repeated="2" office:value-type="float" office:value="578400">
            <text:p>578400</text:p>
          </table:table-cell>
          <table:table-cell table:formula="of:=[.B56]-[.C5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5">
            <text:p>1955</text:p>
          </table:table-cell>
          <table:table-cell table:number-columns-repeated="2" office:value-type="float" office:value="595916">
            <text:p>595916</text:p>
          </table:table-cell>
          <table:table-cell table:formula="of:=[.B57]-[.C5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6">
            <text:p>1956</text:p>
          </table:table-cell>
          <table:table-cell table:number-columns-repeated="2" office:value-type="float" office:value="597981">
            <text:p>597981</text:p>
          </table:table-cell>
          <table:table-cell table:formula="of:=[.B58]-[.C5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7">
            <text:p>1957</text:p>
          </table:table-cell>
          <table:table-cell table:number-columns-repeated="2" office:value-type="float" office:value="591200">
            <text:p>591200</text:p>
          </table:table-cell>
          <table:table-cell table:formula="of:=[.B59]-[.C5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8">
            <text:p>1958</text:p>
          </table:table-cell>
          <table:table-cell table:number-columns-repeated="2" office:value-type="float" office:value="604040">
            <text:p>604040</text:p>
          </table:table-cell>
          <table:table-cell table:formula="of:=[.B60]-[.C6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9">
            <text:p>1959</text:p>
          </table:table-cell>
          <table:table-cell table:number-columns-repeated="2" office:value-type="float" office:value="606115">
            <text:p>606115</text:p>
          </table:table-cell>
          <table:table-cell table:formula="of:=[.B61]-[.C6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0">
            <text:p>1960</text:p>
          </table:table-cell>
          <table:table-cell table:number-columns-repeated="2" office:value-type="float" office:value="603328">
            <text:p>603328</text:p>
          </table:table-cell>
          <table:table-cell table:formula="of:=[.B62]-[.C6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1">
            <text:p>1961</text:p>
          </table:table-cell>
          <table:table-cell table:number-columns-repeated="2" office:value-type="float" office:value="631788">
            <text:p>631788</text:p>
          </table:table-cell>
          <table:table-cell table:formula="of:=[.B63]-[.C6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2">
            <text:p>1962</text:p>
          </table:table-cell>
          <table:table-cell table:number-columns-repeated="2" office:value-type="float" office:value="636051">
            <text:p>636051</text:p>
          </table:table-cell>
          <table:table-cell table:formula="of:=[.B64]-[.C6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3">
            <text:p>1963</text:p>
          </table:table-cell>
          <table:table-cell table:number-columns-repeated="2" office:value-type="float" office:value="654288">
            <text:p>654288</text:p>
          </table:table-cell>
          <table:table-cell table:formula="of:=[.B65]-[.C6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4">
            <text:p>1964</text:p>
          </table:table-cell>
          <table:table-cell table:number-columns-repeated="2" office:value-type="float" office:value="611130">
            <text:p>611130</text:p>
          </table:table-cell>
          <table:table-cell table:formula="of:=[.B66]-[.C6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5">
            <text:p>1965</text:p>
          </table:table-cell>
          <table:table-cell table:number-columns-repeated="2" office:value-type="float" office:value="627798">
            <text:p>627798</text:p>
          </table:table-cell>
          <table:table-cell table:formula="of:=[.B67]-[.C6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6">
            <text:p>1966</text:p>
          </table:table-cell>
          <table:table-cell table:number-columns-repeated="2" office:value-type="float" office:value="643754">
            <text:p>643754</text:p>
          </table:table-cell>
          <table:table-cell table:formula="of:=[.B68]-[.C6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7">
            <text:p>1967</text:p>
          </table:table-cell>
          <table:table-cell table:number-columns-repeated="2" office:value-type="float" office:value="616710">
            <text:p>616710</text:p>
          </table:table-cell>
          <table:table-cell table:formula="of:=[.B69]-[.C6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8">
            <text:p>1968</text:p>
          </table:table-cell>
          <table:table-cell table:number-columns-repeated="2" office:value-type="float" office:value="655998">
            <text:p>655998</text:p>
          </table:table-cell>
          <table:table-cell table:formula="of:=[.B70]-[.C7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9">
            <text:p>1969</text:p>
          </table:table-cell>
          <table:table-cell table:number-columns-repeated="2" office:value-type="float" office:value="659537">
            <text:p>659537</text:p>
          </table:table-cell>
          <table:table-cell table:formula="of:=[.B71]-[.C7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0">
            <text:p>1970</text:p>
          </table:table-cell>
          <table:table-cell table:number-columns-repeated="2" office:value-type="float" office:value="655385">
            <text:p>655385</text:p>
          </table:table-cell>
          <table:table-cell table:formula="of:=[.B72]-[.C7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1">
            <text:p>1971</text:p>
          </table:table-cell>
          <table:table-cell table:number-columns-repeated="2" office:value-type="float" office:value="645078">
            <text:p>645078</text:p>
          </table:table-cell>
          <table:table-cell table:formula="of:=[.B73]-[.C7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2">
            <text:p>1972</text:p>
          </table:table-cell>
          <table:table-cell table:number-columns-repeated="2" office:value-type="float" office:value="673938">
            <text:p>673938</text:p>
          </table:table-cell>
          <table:table-cell table:formula="of:=[.B74]-[.C7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3">
            <text:p>1973</text:p>
          </table:table-cell>
          <table:table-cell table:number-columns-repeated="2" office:value-type="float" office:value="669692">
            <text:p>669692</text:p>
          </table:table-cell>
          <table:table-cell table:formula="of:=[.B75]-[.C7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4">
            <text:p>1974</text:p>
          </table:table-cell>
          <table:table-cell table:number-columns-repeated="2" office:value-type="float" office:value="667359">
            <text:p>667359</text:p>
          </table:table-cell>
          <table:table-cell table:formula="of:=[.B76]-[.C7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5">
            <text:p>1975</text:p>
          </table:table-cell>
          <table:table-cell table:number-columns-repeated="2" office:value-type="float" office:value="662477">
            <text:p>662477</text:p>
          </table:table-cell>
          <table:table-cell table:formula="of:=[.B77]-[.C7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6">
            <text:p>1976</text:p>
          </table:table-cell>
          <table:table-cell table:number-columns-repeated="2" office:value-type="float" office:value="680799">
            <text:p>680799</text:p>
          </table:table-cell>
          <table:table-cell table:formula="of:=[.B78]-[.C7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7">
            <text:p>1977</text:p>
          </table:table-cell>
          <table:table-cell table:number-columns-repeated="2" office:value-type="float" office:value="655143">
            <text:p>655143</text:p>
          </table:table-cell>
          <table:table-cell table:formula="of:=[.B79]-[.C7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8">
            <text:p>1978</text:p>
          </table:table-cell>
          <table:table-cell table:number-columns-repeated="2" office:value-type="float" office:value="667177">
            <text:p>667177</text:p>
          </table:table-cell>
          <table:table-cell table:formula="of:=[.B80]-[.C8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9">
            <text:p>1979</text:p>
          </table:table-cell>
          <table:table-cell table:number-columns-repeated="2" office:value-type="float" office:value="675576">
            <text:p>675576</text:p>
          </table:table-cell>
          <table:table-cell table:formula="of:=[.B81]-[.C8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0">
            <text:p>1980</text:p>
          </table:table-cell>
          <table:table-cell table:number-columns-repeated="2" office:value-type="float" office:value="661519">
            <text:p>661519</text:p>
          </table:table-cell>
          <table:table-cell table:formula="of:=[.B82]-[.C8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1">
            <text:p>1981</text:p>
          </table:table-cell>
          <table:table-cell table:number-columns-repeated="2" office:value-type="float" office:value="657974">
            <text:p>657974</text:p>
          </table:table-cell>
          <table:table-cell table:formula="of:=[.B83]-[.C8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2">
            <text:p>1982</text:p>
          </table:table-cell>
          <table:table-cell office:value-type="float" office:value="662081">
            <text:p>662081</text:p>
          </table:table-cell>
          <table:table-cell office:value-type="float" office:value="662801">
            <text:p>662801</text:p>
          </table:table-cell>
          <table:table-cell table:formula="of:=[.B84]-[.C84]" office:value-type="float" office:value="-720">
            <text:p>-720</text:p>
          </table:table-cell>
          <table:table-cell table:formula="of:=[.D84]/[.C84]*100" office:value-type="float" office:value="-0.108629890419598">
            <text:p>-0,1086298904</text:p>
          </table:table-cell>
        </table:table-row>
        <table:table-row table:style-name="ro2">
          <table:table-cell office:value-type="float" office:value="1983">
            <text:p>1983</text:p>
          </table:table-cell>
          <table:table-cell table:number-columns-repeated="2" office:value-type="float" office:value="659101">
            <text:p>659101</text:p>
          </table:table-cell>
          <table:table-cell table:formula="of:=[.B85]-[.C8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4">
            <text:p>1984</text:p>
          </table:table-cell>
          <table:table-cell table:number-columns-repeated="2" office:value-type="float" office:value="644918">
            <text:p>644918</text:p>
          </table:table-cell>
          <table:table-cell table:formula="of:=[.B86]-[.C8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5">
            <text:p>1985</text:p>
          </table:table-cell>
          <table:table-cell table:number-columns-repeated="2" office:value-type="float" office:value="670656">
            <text:p>670656</text:p>
          </table:table-cell>
          <table:table-cell table:formula="of:=[.B87]-[.C8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6">
            <text:p>1986</text:p>
          </table:table-cell>
          <table:table-cell table:number-columns-repeated="2" office:value-type="float" office:value="660735">
            <text:p>660735</text:p>
          </table:table-cell>
          <table:table-cell table:formula="of:=[.B88]-[.C8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7">
            <text:p>1987</text:p>
          </table:table-cell>
          <table:table-cell table:number-columns-repeated="2" office:value-type="float" office:value="644342">
            <text:p>644342</text:p>
          </table:table-cell>
          <table:table-cell table:formula="of:=[.B89]-[.C8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8">
            <text:p>1988</text:p>
          </table:table-cell>
          <table:table-cell table:number-columns-repeated="2" office:value-type="float" office:value="649178">
            <text:p>649178</text:p>
          </table:table-cell>
          <table:table-cell table:formula="of:=[.B90]-[.C9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9">
            <text:p>1989</text:p>
          </table:table-cell>
          <table:table-cell table:number-columns-repeated="2" office:value-type="float" office:value="657733">
            <text:p>657733</text:p>
          </table:table-cell>
          <table:table-cell table:formula="of:=[.B91]-[.C9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0">
            <text:p>1990</text:p>
          </table:table-cell>
          <table:table-cell table:number-columns-repeated="2" office:value-type="float" office:value="641799">
            <text:p>641799</text:p>
          </table:table-cell>
          <table:table-cell table:formula="of:=[.B92]-[.C9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1">
            <text:p>1991</text:p>
          </table:table-cell>
          <table:table-cell table:number-columns-repeated="2" office:value-type="float" office:value="646181">
            <text:p>646181</text:p>
          </table:table-cell>
          <table:table-cell table:formula="of:=[.B93]-[.C9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2">
            <text:p>1992</text:p>
          </table:table-cell>
          <table:table-cell table:number-columns-repeated="2" office:value-type="float" office:value="634238">
            <text:p>634238</text:p>
          </table:table-cell>
          <table:table-cell table:formula="of:=[.B94]-[.C9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3">
            <text:p>1993</text:p>
          </table:table-cell>
          <table:table-cell table:number-columns-repeated="2" office:value-type="float" office:value="658194">
            <text:p>658194</text:p>
          </table:table-cell>
          <table:table-cell table:formula="of:=[.B95]-[.C9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4">
            <text:p>1994</text:p>
          </table:table-cell>
          <table:table-cell table:number-columns-repeated="2" office:value-type="float" office:value="626222">
            <text:p>626222</text:p>
          </table:table-cell>
          <table:table-cell table:formula="of:=[.B96]-[.C9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5">
            <text:p>1995</text:p>
          </table:table-cell>
          <table:table-cell table:number-columns-repeated="2" office:value-type="float" office:value="641712">
            <text:p>641712</text:p>
          </table:table-cell>
          <table:table-cell table:formula="of:=[.B97]-[.C9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6">
            <text:p>1996</text:p>
          </table:table-cell>
          <table:table-cell table:number-columns-repeated="2" office:value-type="float" office:value="638879">
            <text:p>638879</text:p>
          </table:table-cell>
          <table:table-cell table:formula="of:=[.B98]-[.C9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7">
            <text:p>1997</text:p>
          </table:table-cell>
          <table:table-cell table:number-columns-repeated="2" office:value-type="float" office:value="632517">
            <text:p>632517</text:p>
          </table:table-cell>
          <table:table-cell table:formula="of:=[.B99]-[.C9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8">
            <text:p>1998</text:p>
          </table:table-cell>
          <table:table-cell table:number-columns-repeated="2" office:value-type="float" office:value="627592">
            <text:p>627592</text:p>
          </table:table-cell>
          <table:table-cell table:formula="of:=[.B100]-[.C10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9">
            <text:p>1999</text:p>
          </table:table-cell>
          <table:table-cell table:number-columns-repeated="2" office:value-type="float" office:value="629476">
            <text:p>629476</text:p>
          </table:table-cell>
          <table:table-cell table:formula="of:=[.B101]-[.C10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0">
            <text:p>2000</text:p>
          </table:table-cell>
          <table:table-cell table:number-columns-repeated="2" office:value-type="float" office:value="610579">
            <text:p>610579</text:p>
          </table:table-cell>
          <table:table-cell table:formula="of:=[.B102]-[.C10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1">
            <text:p>2001</text:p>
          </table:table-cell>
          <table:table-cell table:number-columns-repeated="2" office:value-type="float" office:value="604393">
            <text:p>604393</text:p>
          </table:table-cell>
          <table:table-cell table:formula="of:=[.B103]-[.C10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table:number-columns-repeated="2" office:value-type="float" office:value="608045">
            <text:p>608045</text:p>
          </table:table-cell>
          <table:table-cell table:formula="of:=[.B104]-[.C10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table:number-columns-repeated="2" office:value-type="float" office:value="612085">
            <text:p>612085</text:p>
          </table:table-cell>
          <table:table-cell table:formula="of:=[.B105]-[.C10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table:number-columns-repeated="2" office:value-type="float" office:value="584791">
            <text:p>584791</text:p>
          </table:table-cell>
          <table:table-cell table:formula="of:=[.B106]-[.C10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table:number-columns-repeated="2" office:value-type="float" office:value="582964">
            <text:p>582964</text:p>
          </table:table-cell>
          <table:table-cell table:formula="of:=[.B107]-[.C10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table:number-columns-repeated="2" office:value-type="float" office:value="572224">
            <text:p>572224</text:p>
          </table:table-cell>
          <table:table-cell table:formula="of:=[.B108]-[.C10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number-columns-repeated="2" office:value-type="float" office:value="574687">
            <text:p>574687</text:p>
          </table:table-cell>
          <table:table-cell table:formula="of:=[.B109]-[.C10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number-columns-repeated="2" office:value-type="float" office:value="579697">
            <text:p>579697</text:p>
          </table:table-cell>
          <table:table-cell table:formula="of:=[.B110]-[.C11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9">
            <text:p>2009</text:p>
          </table:table-cell>
          <table:table-cell table:number-columns-repeated="2" office:value-type="float" office:value="559617">
            <text:p>559617</text:p>
          </table:table-cell>
          <table:table-cell table:formula="of:=[.B111]-[.C11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0">
            <text:p>2010</text:p>
          </table:table-cell>
          <table:table-cell table:number-columns-repeated="2" office:value-type="float" office:value="561666">
            <text:p>561666</text:p>
          </table:table-cell>
          <table:table-cell table:formula="of:=[.B112]-[.C11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1">
            <text:p>2011</text:p>
          </table:table-cell>
          <table:table-cell table:number-columns-repeated="2" office:value-type="float" office:value="552232">
            <text:p>552232</text:p>
          </table:table-cell>
          <table:table-cell table:formula="of:=[.B113]-[.C11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2">
            <text:p>2012</text:p>
          </table:table-cell>
          <table:table-cell table:number-columns-repeated="2" office:value-type="float" office:value="569024">
            <text:p>569024</text:p>
          </table:table-cell>
          <table:table-cell table:formula="of:=[.B114]-[.C11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575458">
            <text:p>575458</text:p>
          </table:table-cell>
          <table:table-cell office:value-type="float" office:value="576458">
            <text:p>576458</text:p>
          </table:table-cell>
          <table:table-cell table:formula="of:=[.B115]-[.C115]" office:value-type="float" office:value="-1000">
            <text:p>-1000</text:p>
          </table:table-cell>
          <table:table-cell table:formula="of:=[.D115]/[.C115]*100" office:value-type="float" office:value="-0.173473175842819">
            <text:p>-0,1734731758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table:number-columns-repeated="2" office:value-type="float" office:value="570341">
            <text:p>570341</text:p>
          </table:table-cell>
          <table:table-cell table:formula="of:=[.B116]-[.C11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5">
            <text:p>2015</text:p>
          </table:table-cell>
          <table:table-cell table:number-columns-repeated="2" office:value-type="float" office:value="602782">
            <text:p>602782</text:p>
          </table:table-cell>
          <table:table-cell table:formula="of:=[.B117]-[.C11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6">
            <text:p>2016</text:p>
          </table:table-cell>
          <table:table-cell office:value-type="float" office:value="595659">
            <text:p>595659</text:p>
          </table:table-cell>
          <table:table-cell office:value-type="float" office:value="597206">
            <text:p>597206</text:p>
          </table:table-cell>
          <table:table-cell table:formula="of:=[.B118]-[.C118]" office:value-type="float" office:value="-1547">
            <text:p>-1547</text:p>
          </table:table-cell>
          <table:table-cell table:formula="of:=[.D118]/[.C118]*100" office:value-type="float" office:value="-0.259039594377819">
            <text:p>-0,2590395944</text:p>
          </table:table-cell>
        </table:table-row>
        <table:table-row table:style-name="ro2">
          <table:table-cell office:value-type="float" office:value="2017">
            <text:p>2017</text:p>
          </table:table-cell>
          <table:table-cell table:number-columns-repeated="2" office:value-type="float" office:value="607172">
            <text:p>607172</text:p>
          </table:table-cell>
          <table:table-cell table:formula="of:=[.B119]-[.C11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8">
            <text:p>2018</text:p>
          </table:table-cell>
          <table:table-cell table:number-columns-repeated="2" office:value-type="float" office:value="616014">
            <text:p>616014</text:p>
          </table:table-cell>
          <table:table-cell table:formula="of:=[.B120]-[.C12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9">
            <text:p>2019</text:p>
          </table:table-cell>
          <table:table-cell table:number-columns-repeated="2" office:value-type="float" office:value="604707">
            <text:p>604707</text:p>
          </table:table-cell>
          <table:table-cell table:formula="of:=[.B121]-[.C12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20">
            <text:p>2020</text:p>
          </table:table-cell>
          <table:table-cell table:number-columns-repeated="2" office:value-type="float" office:value="689629">
            <text:p>689629</text:p>
          </table:table-cell>
          <table:table-cell table:formula="of:=[.B122]-[.C12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21">
            <text:p>2021</text:p>
          </table:table-cell>
          <table:table-cell office:value-type="float" office:value="666659">
            <text:p>666659</text:p>
          </table:table-cell>
          <table:table-cell office:value-type="float" office:value="667479">
            <text:p>667479</text:p>
          </table:table-cell>
          <table:table-cell table:formula="of:=[.B123]-[.C123]" office:value-type="float" office:value="-820">
            <text:p>-820</text:p>
          </table:table-cell>
          <table:table-cell table:formula="of:=[.D123]/[.C123]*100" office:value-type="float" office:value="-0.122850306901041">
            <text:p>-0,1228503069</text:p>
          </table:table-cell>
        </table:table-row>
        <table:table-row table:style-name="ro2">
          <table:table-cell office:value-type="float" office:value="2022">
            <text:p>2022</text:p>
          </table:table-cell>
          <table:table-cell office:value-type="float" office:value="657278">
            <text:p>657278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9">19.09.2023</text:date>, <text:time>13:38:1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9T13:38:17.28</dc:date>
    <dc:creator>Andrzej Bystrzycki</dc:creator>
    <meta:generator>OpenOffice.org/3.3$Win32 OpenOffice.org_project/330m20$Build-9567</meta:generator>
    <meta:editing-duration>PT4M46S</meta:editing-duration>
    <meta:editing-cycles>2</meta:editing-cycles>
    <meta:document-statistic meta:table-count="1" meta:cell-count="498" meta:object-count="0"/>
  </office:meta>
</office:document-meta>
</file>